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6" table:default-cell-style-name="Default"/>
        <table:table-column table:style-name="co3" table:number-columns-repeated="977" table:default-cell-style-name="Default"/>
        <table:table-row table:style-name="ro1">
          <table:table-cell table:style-name="ce1" office:value-type="string" calcext:value-type="string">
            <text:p>DSMC-ChemistryModel</text:p>
          </table:table-cell>
          <table:table-cell table:style-name="ce1" office:value-type="string" calcext:value-type="string">
            <text:p>CH4</text:p>
          </table:table-cell>
          <table:table-cell table:style-name="ce1" office:value-type="string" calcext:value-type="string">
            <text:p>CH3</text:p>
          </table:table-cell>
          <table:table-cell table:style-name="ce1" office:value-type="string" calcext:value-type="string">
            <text:p>CH2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CO2+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+</text:p>
          </table:table-cell>
          <table:table-cell table:style-name="ce1" office:value-type="string" calcext:value-type="string">
            <text:p>HCN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N+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>
            <text:p>N2+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+</text:p>
          </table:table-cell>
          <table:table-cell table:style-name="ce1" office:value-type="string" calcext:value-type="string">
            <text:p>NH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2+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H3+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H2+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+</text:p>
          </table:table-cell>
          <table:table-cell table:style-name="ce1" office:value-type="string" calcext:value-type="string">
            <text:p>C2+</text:p>
          </table:table-cell>
          <table:table-cell table:style-name="ce1" office:value-type="string" calcext:value-type="string">
            <text:p>C3+</text:p>
          </table:table-cell>
          <table:table-cell table:style-name="ce1" office:value-type="string" calcext:value-type="string">
            <text:p>C4+</text:p>
          </table:table-cell>
          <table:table-cell table:style-name="ce1" office:value-type="string" calcext:value-type="string">
            <text:p>C5+</text:p>
          </table:table-cell>
          <table:table-cell table:style-name="ce1" office:value-type="string" calcext:value-type="string">
            <text:p>C6+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+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H+</text:p>
          </table:table-cell>
          <table:table-cell table:style-name="ce1" office:value-type="string" calcext:value-type="string">
            <text:p>Xe</text:p>
          </table:table-cell>
          <table:table-cell table:style-name="ce1" office:value-type="string" calcext:value-type="string">
            <text:p>Xe+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r+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He+</text:p>
          </table:table-cell>
          <table:table-cell table:style-name="ce1" office:value-type="string" calcext:value-type="string">
            <text:p>He2+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Fe+</text:p>
          </table:table-cell>
          <table:table-cell table:style-name="ce1" office:value-type="string" calcext:value-type="string">
            <text:p>electron</text:p>
          </table:table-cell>
          <table:table-cell table:style-name="ce1" table:number-columns-repeated="977"/>
        </table:table-row>
        <table:table-row table:style-name="ro1">
          <table:table-cell office:value-type="string" calcext:value-type="string">
            <text:p>Air_5Spec_8Reac_Laux1995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ir_5Spec_8Reac_Park1993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ir_11Spec_27Reac_Park1993</text:p>
          </table:table-cell>
          <table:table-cell table:number-columns-repeated="12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ir_11Spec_43Reac_Farbar2008</text:p>
          </table:table-cell>
          <table:table-cell table:number-columns-repeated="12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ir_11Spec_51Reac_Park1993</text:p>
          </table:table-cell>
          <table:table-cell table:number-columns-repeated="12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Fe-in-Air_3Spec_7Reac_Voronov1997Plane2015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4"/>
          <table:table-cell table:number-columns-repeated="3"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H4_7Spec_7Reac</text:p>
          </table:table-cell>
          <table:table-cell table:number-columns-repeated="4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H4-Ar_8Spec_7Reac</text:p>
          </table:table-cell>
          <table:table-cell table:number-columns-repeated="4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O2_6Spec_10Reac_Johnston201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ars_11Spec_27Reac_Johnston201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ars_16Spec_31Reac_Park199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ars_17Spec_42Reac_Johnston201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Titan_14Spec_24Reac_Gokcen2007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Titan_18Spec_30Reac_Gokcen2007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2T11:01:31.048581326</meta:creation-date>
    <dc:date>2023-08-02T17:19:09.243987890</dc:date>
    <meta:editing-duration>PT4M37S</meta:editing-duration>
    <meta:editing-cycles>1</meta:editing-cycles>
    <meta:document-statistic meta:table-count="1" meta:cell-count="201" meta:object-count="0"/>
    <meta:generator>LibreOffice/6.4.7.2$Linux_X86_64 LibreOffice_project/40$Build-2</meta:generator>
  </office:meta>
</office:document-meta>
</file>